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ff00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4" style:family="paragraph" style:parent-style-name="Standard" style:list-style-name="L1">
      <style:text-properties fo:color="#800000"/>
    </style:style>
    <style:style style:name="P5" style:family="paragraph" style:parent-style-name="Standard" style:list-style-name="L1">
      <style:text-properties fo:color="#00ff00"/>
    </style:style>
    <style:style style:name="P6" style:family="paragraph" style:parent-style-name="Standard" style:list-style-name="L1">
      <style:text-properties fo:color="#0000ff"/>
    </style:style>
    <style:style style:name="P7" style:family="paragraph" style:parent-style-name="Standard" style:list-style-name="L1">
      <style:text-properties fo:color="#000000"/>
    </style:style>
    <style:style style:name="T1" style:family="text">
      <style:text-properties fo:color="#00ff00"/>
    </style:style>
    <style:style style:name="T2" style:family="text">
      <style:text-properties fo:color="#800000"/>
    </style:style>
    <style:style style:name="T3" style:family="text">
      <style:text-properties fo:color="#0000ff"/>
    </style:style>
    <style:style style:name="T4" style:family="text">
      <style:text-properties fo:color="#000000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0600529" text:style-name="L1">
        <text:list-header>
          <text:p text:style-name="P3">Puuttuvat jutut:</text:p>
        </text:list-header>
      </text:list>
      <text:p text:style-name="Standard"/>
      <text:list xml:id="list31711956" text:continue-numbering="true" text:style-name="L1">
        <text:list-item>
          <text:list>
            <text:list-item>
              <text:p text:style-name="P2">Kalenteri <text:span text:style-name="T1">30min</text:span><text:tab/><text:tab/></text:p>
              <text:list>
                <text:list-item>
                  <text:p text:style-name="P4">Kalenterin parantelu</text:p>
                </text:list-item>
                <text:list-item>
                  <text:p text:style-name="P2"><text:span text:style-name="T1">Kotiturnaukset erivärillä</text:span> <text:span text:style-name="T1">30min</text:span></text:p>
                </text:list-item>
              </text:list>
            </text:list-item>
            <text:list-item>
              <text:p text:style-name="P2"><text:span text:style-name="T4">Etusivujen mainos banneri</text:span><text:span text:style-name="T3"> </text:span><text:span text:style-name="T1">4h</text:span></text:p>
              <text:list>
                <text:list-item>
                  <text:p text:style-name="P5">sponsorit</text:p>
                  <text:list>
                    <text:list-item>
                      <text:p text:style-name="P6"><text:span text:style-name="T2">arvottu järjestys</text:span> <text:span text:style-name="T1">1h</text:span></text:p>
                    </text:list-item>
                  </text:list>
                </text:list-item>
              </text:list>
            </text:list-item>
            <text:list-item>
              <text:p text:style-name="P2"><text:span text:style-name="T2">Eutsivuille minikuvat</text:span> <text:span text:style-name="T1">3h</text:span></text:p>
            </text:list-item>
            <text:list-item>
              <text:p text:style-name="P4">Etusivulle lista kotiturnauksista </text:p>
            </text:list-item>
            <text:list-item>
              <text:p text:style-name="P2"><text:span text:style-name="T2">Uudet uutiset eri värillä </text:span><text:span text:style-name="T1">1h</text:span></text:p>
            </text:list-item>
            <text:list-item>
              <text:p text:style-name="P2"><text:span text:style-name="T4">Vieraskirja</text:span> <text:span text:style-name="T1">2h</text:span></text:p>
              <text:list>
                <text:list-item>
                  <text:p text:style-name="P2"><text:span text:style-name="T1">Vieraskirjan sivujen numerointi</text:span> <text:span text:style-name="T1">2h</text:span></text:p>
                </text:list-item>
                <text:list-item>
                  <text:p text:style-name="P4">Viestin kirjoitus parempaan paikkaan</text:p>
                </text:list-item>
              </text:list>
            </text:list-item>
            <text:list-item>
              <text:p text:style-name="P2"><text:span text:style-name="T1">Kirjaudu ja rekisteröinti virhe</text:span> <text:span text:style-name="T1">30min</text:span></text:p>
            </text:list-item>
            <text:list-item>
              <text:p text:style-name="P2"><text:span text:style-name="T2">Otsikkojen koristelut </text:span><text:span text:style-name="T1">2h</text:span></text:p>
            </text:list-item>
            <text:list-item>
              <text:p text:style-name="P4">Varajäsen listat</text:p>
            </text:list-item>
            <text:list-item>
              <text:p text:style-name="P2"><text:span text:style-name="T4">Joukkueet</text:span> <text:span text:style-name="T1">6h</text:span></text:p>
              <text:list>
                <text:list-item>
                  <text:p text:style-name="P2"><text:span text:style-name="T1">Joukkueiden linkit paremmin</text:span> <text:span text:style-name="T1">4h</text:span></text:p>
                </text:list-item>
                <text:list-item>
                  <text:p text:style-name="P2"><text:span text:style-name="T1">Joukkueen nimi näkyviin</text:span> <text:span text:style-name="T1">10min</text:span></text:p>
                </text:list-item>
                <text:list-item>
                  <text:p text:style-name="P2"><text:span text:style-name="T3">Yhteystiedot sivu</text:span> <text:span text:style-name="T1">1h</text:span></text:p>
                </text:list-item>
                <text:list-item>
                  <text:p text:style-name="P4">Pelit ja tilastot taulukko koristelu</text:p>
                </text:list-item>
                <text:list-item>
                  <text:p text:style-name="P4">Pelit ja tilastot taulukkojen järjestely</text:p>
                </text:list-item>
                <text:list-item>
                  <text:p text:style-name="P2"><text:span text:style-name="T1">Peli taulussa kotiturnaukset eri värillä</text:span> <text:span text:style-name="T1">1h</text:span></text:p>
                </text:list-item>
              </text:list>
            </text:list-item>
            <text:list-item>
              <text:p text:style-name="P2">Kuvatsivut <text:span text:style-name="T1">11h</text:span></text:p>
              <text:list>
                <text:list-item>
                  <text:p text:style-name="P5">Seuralle yksi sivu 4h</text:p>
                </text:list-item>
                <text:list-item>
                  <text:p text:style-name="P6"><text:span text:style-name="T1">Joukkueille omat</text:span> <text:span text:style-name="T1">1h</text:span></text:p>
                  <text:list>
                    <text:list-item>
                      <text:p text:style-name="P2"><text:span text:style-name="T2">Joukkueiden pelaajakortti kuvat omaan kategoriaan</text:span> <text:span text:style-name="T1">2h</text:span></text:p>
                    </text:list-item>
                  </text:list>
                </text:list-item>
                <text:list-item>
                  <text:p text:style-name="P2"><text:span text:style-name="T1">Uusia kategorioita voi luoda</text:span> <text:span text:style-name="T1">3h</text:span></text:p>
                  <text:list>
                    <text:list-item>
                      <text:p text:style-name="P5">Kategorian nimen perään, montako kuvaa se sisältää</text:p>
                    </text:list-item>
                  </text:list>
                </text:list-item>
                <text:list-item>
                  <text:p text:style-name="P5">Kuva tekstit </text:p>
                </text:list-item>
                <text:list-item>
                  <text:p text:style-name="P2"><text:span text:style-name="T2">Sivutus</text:span> <text:span text:style-name="T1">2h</text:span></text:p>
                </text:list-item>
                <text:list-item>
                  <text:p text:style-name="P5">Linkki info sivulle</text:p>
                </text:list-item>
              </text:list>
            </text:list-item>
            <text:list-item>
              <text:p text:style-name="P2"><text:span text:style-name="T4">Sarjataulukko </text:span><text:span text:style-name="T1">5h</text:span></text:p>
              <text:list>
                <text:list-item>
                  <text:p text:style-name="P2"><text:span text:style-name="T1">Toimimaan oikein</text:span> <text:span text:style-name="T1">5h</text:span></text:p>
                </text:list-item>
                <text:list-item>
                  <text:p text:style-name="P4">Sarjataulukon koristelu</text:p>
                </text:list-item>
              </text:list>
            </text:list-item>
            <text:list-item>
              <text:p text:style-name="P7">Tiedotukset</text:p>
              <text:list>
                <text:list-item>
                  <text:p text:style-name="P2"><text:span text:style-name="T1">Hijattai lisätyt erivärillä</text:span> <text:span text:style-name="T1">1h</text:span></text:p>
                </text:list-item>
              </text:list>
            </text:list-item>
            <text:list-item>
              <text:p text:style-name="P2"><text:span text:style-name="T3">Kävijälaskuri</text:span> <text:span text:style-name="T1">3h</text:span></text:p>
            </text:list-item>
            <text:list-item>
              <text:p text:style-name="P2"><text:span text:style-name="T2">Yläbannerin taustakuva</text:span><text:span text:style-name="T3"> </text:span><text:span text:style-name="T1">6h</text:span></text:p>
            </text:list-item>
            <text:list-item>
              <text:p text:style-name="P6">Oikeuksien tarkistukset</text:p>
            </text:list-item>
            <text:list-item>
              <text:p text:style-name="P6">Seuran historia</text:p>
            </text:list-item>
          </text:list>
        </text:list-item>
      </text:list>
      <text:p text:style-name="P1"/>
      <text:p text:style-name="P1">Kokonais aika: 25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1-16T11:42:17</meta:creation-date>
    <dc:date>2012-01-25T11:58:18.51</dc:date>
    <meta:editing-duration>PT13H11M10S</meta:editing-duration>
    <meta:editing-cycles>12</meta:editing-cycles>
    <meta:generator>OpenOffice.org/3.3$Win32 OpenOffice.org_project/330m20$Build-9567</meta:generator>
    <meta:document-statistic meta:table-count="0" meta:image-count="0" meta:object-count="0" meta:page-count="1" meta:paragraph-count="42" meta:word-count="176" meta:character-count="1064"/>
  </office:meta>
</office:document-meta>
</file>